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per_wc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wA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8202" calcext:value-type="float">
            <text:p>8202</text:p>
          </table:table-cell>
          <table:table-cell office:value-type="float" office:value="137" calcext:value-type="float">
            <text:p>137</text:p>
          </table:table-cell>
          <table:table-cell office:value-type="float" office:value="106140" calcext:value-type="float">
            <text:p>106140</text:p>
          </table:table-cell>
          <table:table-cell office:value-type="float" office:value="772" calcext:value-type="float">
            <text:p>77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SW </text:p>
          </table:table-cell>
          <table:table-cell office:value-type="float" office:value="28879" calcext:value-type="float">
            <text:p>28879</text:p>
          </table:table-cell>
          <table:table-cell office:value-type="float" office:value="636" calcext:value-type="float">
            <text:p>636</text:p>
          </table:table-cell>
          <table:table-cell office:value-type="float" office:value="12561" calcext:value-type="float">
            <text:p>1256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7478" calcext:value-type="float">
            <text:p>17478</text:p>
          </table:table-cell>
          <table:table-cell office:value-type="float" office:value="527" calcext:value-type="float">
            <text:p>527</text:p>
          </table:table-cell>
          <table:table-cell office:value-type="float" office:value="9942" calcext:value-type="float">
            <text:p>994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0273" calcext:value-type="float">
            <text:p>10273</text:p>
          </table:table-cell>
          <table:table-cell office:value-type="float" office:value="113" calcext:value-type="float">
            <text:p>113</text:p>
          </table:table-cell>
          <table:table-cell office:value-type="float" office:value="2952" calcext:value-type="float">
            <text:p>2952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37081" calcext:value-type="float">
            <text:p>37081</text:p>
          </table:table-cell>
          <table:table-cell table:formula="of:=SUM([.C3:.C4])" office:value-type="float" office:value="773" calcext:value-type="float">
            <text:p>773</text:p>
          </table:table-cell>
          <table:table-cell table:formula="of:=SUM([.D3:.D4])" office:value-type="float" office:value="118701" calcext:value-type="float">
            <text:p>118701</text:p>
          </table:table-cell>
          <table:table-cell table:formula="of:=SUM([.E3:.E4])" office:value-type="float" office:value="891" calcext:value-type="float">
            <text:p>891</text:p>
          </table:table-cell>
          <table:table-cell table:formula="of:=SUM([.F3:.F4])" office:value-type="float" office:value="622" calcext:value-type="float">
            <text:p>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 office:value-type="string" calcext:value-type="string">
            <text:p>WCET</text:p>
          </table:table-cell>
          <table:table-cell office:value-type="float" office:value="530534" calcext:value-type="float">
            <text:p>530534</text:p>
          </table:table-cell>
          <table:table-cell office:value-type="float" office:value="4155" calcext:value-type="float">
            <text:p>4155</text:p>
          </table:table-cell>
          <table:table-cell office:value-type="float" office:value="15279271" calcext:value-type="float">
            <text:p>15279271</text:p>
          </table:table-cell>
          <table:table-cell office:value-type="float" office:value="12426" calcext:value-type="float">
            <text:p>12426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11]/[.B8]" office:value-type="float" office:value="14.3074350745665" calcext:value-type="float">
            <text:p>14.3074350746</text:p>
          </table:table-cell>
          <table:table-cell table:formula="of:=[.C11]/[.C8]" office:value-type="float" office:value="5.3751617076326" calcext:value-type="float">
            <text:p>5.3751617076</text:p>
          </table:table-cell>
          <table:table-cell table:formula="of:=[.D11]/[.D8]" office:value-type="float" office:value="128.720659472119" calcext:value-type="float">
            <text:p>128.7206594721</text:p>
          </table:table-cell>
          <table:table-cell table:formula="of:=[.E11]/[.E8]" office:value-type="float" office:value="13.9461279461279" calcext:value-type="float">
            <text:p>13.9461279461</text:p>
          </table:table-cell>
          <table:table-cell table:formula="of:=[.F11]/[.F8]" office:value-type="float" office:value="16.2106109324759" calcext:value-type="float">
            <text:p>16.2106109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5:33:23.590631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5T16:27:10.270991233</dc:date>
    <meta:editing-duration>PT56M5S</meta:editing-duration>
    <meta:editing-cycles>7</meta:editing-cycles>
    <meta:generator>LibreOffice/5.1.6.2$Linux_X86_64 LibreOffice_project/10m0$Build-2</meta:generator>
    <meta:document-statistic meta:table-count="1" meta:cell-count="61" meta:object-count="0"/>
  </office:meta>
</office:document-meta>
</file>